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padding="0.071cm" fo:border-right="none" fo:border-top="0.74pt solid #000000"/>
    </style:style>
    <style:style style:name="ce2" style:family="table-cell" style:parent-style-name="Default">
      <style:table-cell-properties fo:border-bottom="none" fo:border-left="0.74pt solid #000000" fo:padding="0.071cm" fo:border-right="none" fo:border-top="none"/>
    </style:style>
    <style:style style:name="ce3" style:family="table-cell" style:parent-style-name="Default">
      <style:table-cell-properties fo:border-bottom="0.74pt solid #000000" fo:border-left="0.74pt solid #000000" fo:padding="0.071cm" fo:border-right="none" fo:border-top="none"/>
    </style:style>
    <style:style style:name="ce4" style:family="table-cell" style:parent-style-name="Default">
      <style:table-cell-properties fo:border-bottom="none" fo:background-color="#ffff00" fo:border-left="0.74pt solid #000000" fo:padding="0.071cm" fo:border-right="none" fo:border-top="0.74pt solid #000000"/>
    </style:style>
    <style:style style:name="ce5" style:family="table-cell" style:parent-style-name="Default" style:data-style-name="N0">
      <style:table-cell-properties fo:border-bottom="none" fo:border-left="none" fo:padding="0.071cm" fo:border-right="none" fo:border-top="0.74pt solid #000000"/>
    </style:style>
    <style:style style:name="ce6" style:family="table-cell" style:parent-style-name="Default">
      <style:table-cell-properties fo:border-bottom="none" fo:border-left="none" fo:padding="0.071cm" fo:border-right="none" fo:border-top="0.74pt solid #000000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border-bottom="0.74pt solid #000000" fo:border-left="none" fo:padding="0.071cm" fo:border-right="none" fo:border-top="none"/>
    </style:style>
    <style:style style:name="ce9" style:family="table-cell" style:parent-style-name="Default">
      <style:table-cell-properties fo:border-bottom="none" fo:border-left="none" fo:padding="0.071cm" fo:border-right="0.74pt solid #000000" fo:border-top="0.74pt solid #000000"/>
    </style:style>
    <style:style style:name="ce10" style:family="table-cell" style:parent-style-name="Default">
      <style:table-cell-properties fo:border-bottom="none" fo:border-left="none" fo:padding="0.071cm" fo:border-right="0.74pt solid #000000" fo:border-top="none"/>
    </style:style>
    <style:style style:name="ce11" style:family="table-cell" style:parent-style-name="Default">
      <style:table-cell-properties fo:border-bottom="0.74pt solid #000000" fo:border-left="none" fo:padding="0.071cm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637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7" calcext:value-type="float">
            <text:p>37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1637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637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637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5" table:formula="of:=IF(MOD([.B1];2)=0;[.B1]+[.A20];[.A20])" office:value-type="float" office:value="0" calcext:value-type="float">
            <text:p>0</text:p>
          </table:table-cell>
          <table:table-cell table:style-name="ce5" table:formula="of:=IF(MOD([.C1];2)=0;[.C1]+[.B20];[.B20])" office:value-type="float" office:value="0" calcext:value-type="float">
            <text:p>0</text:p>
          </table:table-cell>
          <table:table-cell table:style-name="ce5" table:formula="of:=IF(MOD([.D1];2)=0;[.D1]+[.C20];[.C20])" office:value-type="float" office:value="48" calcext:value-type="float">
            <text:p>48</text:p>
          </table:table-cell>
          <table:table-cell table:style-name="ce5" table:formula="of:=IF(MOD([.E1];2)=0;[.E1]+[.D20];[.D20])" office:value-type="float" office:value="48" calcext:value-type="float">
            <text:p>48</text:p>
          </table:table-cell>
          <table:table-cell table:style-name="ce5" table:formula="of:=IF(MOD([.F1];2)=0;[.F1]+[.E20];[.E20])" office:value-type="float" office:value="148" calcext:value-type="float">
            <text:p>148</text:p>
          </table:table-cell>
          <table:table-cell table:style-name="ce5" table:formula="of:=IF(MOD([.G1];2)=0;[.G1]+[.F20];[.F20])" office:value-type="float" office:value="148" calcext:value-type="float">
            <text:p>148</text:p>
          </table:table-cell>
          <table:table-cell table:style-name="ce5" table:formula="of:=IF(MOD([.H1];2)=0;[.H1]+[.G20];[.G20])" office:value-type="float" office:value="148" calcext:value-type="float">
            <text:p>148</text:p>
          </table:table-cell>
          <table:table-cell table:style-name="ce5" table:formula="of:=IF(MOD([.I1];2)=0;[.I1]+[.H20];[.H20])" office:value-type="float" office:value="166" calcext:value-type="float">
            <text:p>166</text:p>
          </table:table-cell>
          <table:table-cell table:style-name="ce5" table:formula="of:=IF(MOD([.J1];2)=0;[.J1]+[.I20];[.I20])" office:value-type="float" office:value="166" calcext:value-type="float">
            <text:p>166</text:p>
          </table:table-cell>
          <table:table-cell table:number-columns-repeated="16374"/>
        </table:table-row>
        <table:table-row table:style-name="ro1">
          <table:table-cell table:style-name="ce5" table:formula="of:=IF(MOD([.A2];2)=0;[.A20]+[.A2];[.A20])" office:value-type="float" office:value="0" calcext:value-type="float">
            <text:p>0</text:p>
          </table:table-cell>
          <table:table-cell table:style-name="ce5" table:formula="of:=IF(MOD([.B2];2)=0;[.B2]+MAX([.B20];[.A21]);MAX([.B20];[.A21]))" office:value-type="float" office:value="0" calcext:value-type="float">
            <text:p>0</text:p>
          </table:table-cell>
          <table:table-cell table:style-name="ce5" table:formula="of:=IF(MOD([.C2];2)=0;[.C2]+MAX([.C20];[.B21]);MAX([.C20];[.B21]))" office:value-type="float" office:value="0" calcext:value-type="float">
            <text:p>0</text:p>
          </table:table-cell>
          <table:table-cell table:style-name="ce5" table:formula="of:=IF(MOD([.D2];2)=0;[.D2]+MAX([.D20];[.C21]);MAX([.D20];[.C21]))" office:value-type="float" office:value="48" calcext:value-type="float">
            <text:p>48</text:p>
          </table:table-cell>
          <table:table-cell table:style-name="ce5" table:formula="of:=IF(MOD([.E2];2)=0;[.E2]+MAX([.E20];[.D21]);MAX([.E20];[.D21]))" office:value-type="float" office:value="140" calcext:value-type="float">
            <text:p>140</text:p>
          </table:table-cell>
          <table:table-cell table:style-name="ce5" table:formula="of:=IF(MOD([.F2];2)=0;[.F2]+MAX([.F20];[.E21]);MAX([.F20];[.E21]))" office:value-type="float" office:value="158" calcext:value-type="float">
            <text:p>158</text:p>
          </table:table-cell>
          <table:table-cell table:style-name="ce5" table:formula="of:=IF(MOD([.G2];2)=0;[.G2]+MAX([.G20];[.F21]);MAX([.G20];[.F21]))" office:value-type="float" office:value="158" calcext:value-type="float">
            <text:p>158</text:p>
          </table:table-cell>
          <table:table-cell table:style-name="ce5" table:formula="of:=IF(MOD([.H2];2)=0;[.H2]+MAX([.H20];[.G21]);MAX([.H20];[.G21]))" office:value-type="float" office:value="190" calcext:value-type="float">
            <text:p>190</text:p>
          </table:table-cell>
          <table:table-cell table:style-name="ce5" table:formula="of:=IF(MOD([.I2];2)=0;[.I2]+MAX([.I20];[.H21]);MAX([.I20];[.H21]))" office:value-type="float" office:value="190" calcext:value-type="float">
            <text:p>190</text:p>
          </table:table-cell>
          <table:table-cell table:style-name="ce5" table:formula="of:=IF(MOD([.J2];2)=0;[.J2]+MAX([.J20];[.I21]);MAX([.J20];[.I21]))" office:value-type="float" office:value="248" calcext:value-type="float">
            <text:p>248</text:p>
          </table:table-cell>
          <table:table-cell table:number-columns-repeated="16374"/>
        </table:table-row>
        <table:table-row table:style-name="ro1">
          <table:table-cell table:style-name="ce5" table:formula="of:=IF(MOD([.A3];2)=0;[.A21]+[.A3];[.A21])" office:value-type="float" office:value="0" calcext:value-type="float">
            <text:p>0</text:p>
          </table:table-cell>
          <table:table-cell table:style-name="ce5" table:formula="of:=IF(MOD([.B3];2)=0;[.B3]+MAX([.B21];[.A22]);MAX([.B21];[.A22]))" office:value-type="float" office:value="16" calcext:value-type="float">
            <text:p>16</text:p>
          </table:table-cell>
          <table:table-cell table:style-name="ce5" table:formula="of:=IF(MOD([.C3];2)=0;[.C3]+MAX([.C21];[.B22]);MAX([.C21];[.B22]))" office:value-type="float" office:value="16" calcext:value-type="float">
            <text:p>16</text:p>
          </table:table-cell>
          <table:table-cell table:style-name="ce5" table:formula="of:=IF(MOD([.D3];2)=0;[.D3]+MAX([.D21];[.C22]);MAX([.D21];[.C22]))" office:value-type="float" office:value="64" calcext:value-type="float">
            <text:p>64</text:p>
          </table:table-cell>
          <table:table-cell table:style-name="ce5" table:formula="of:=IF(MOD([.E3];2)=0;[.E3]+MAX([.E21];[.D22]);MAX([.E21];[.D22]))" office:value-type="float" office:value="218" calcext:value-type="float">
            <text:p>218</text:p>
          </table:table-cell>
          <table:table-cell table:style-name="ce5" table:formula="of:=IF(MOD([.F3];2)=0;[.F3]+MAX([.F21];[.E22]);MAX([.F21];[.E22]))" office:value-type="float" office:value="306" calcext:value-type="float">
            <text:p>306</text:p>
          </table:table-cell>
          <table:table-cell table:style-name="ce5" table:formula="of:=IF(MOD([.G3];2)=0;[.G3]+MAX([.G21];[.F22]);MAX([.G21];[.F22]))" office:value-type="float" office:value="396" calcext:value-type="float">
            <text:p>396</text:p>
          </table:table-cell>
          <table:table-cell table:style-name="ce5" table:formula="of:=IF(MOD([.H3];2)=0;[.H3]+MAX([.H21];[.G22]);MAX([.H21];[.G22]))" office:value-type="float" office:value="468" calcext:value-type="float">
            <text:p>468</text:p>
          </table:table-cell>
          <table:table-cell table:style-name="ce5" table:formula="of:=IF(MOD([.I3];2)=0;[.I3]+MAX([.I21];[.H22]);MAX([.I21];[.H22]))" office:value-type="float" office:value="468" calcext:value-type="float">
            <text:p>468</text:p>
          </table:table-cell>
          <table:table-cell table:style-name="ce5" table:formula="of:=IF(MOD([.J3];2)=0;[.J3]+MAX([.J21];[.I22]);MAX([.J21];[.I22]))" office:value-type="float" office:value="468" calcext:value-type="float">
            <text:p>468</text:p>
          </table:table-cell>
          <table:table-cell table:number-columns-repeated="16374"/>
        </table:table-row>
        <table:table-row table:style-name="ro1">
          <table:table-cell table:style-name="ce5" table:formula="of:=IF(MOD([.A4];2)=0;[.A22]+[.A4];[.A22])" office:value-type="float" office:value="10" calcext:value-type="float">
            <text:p>10</text:p>
          </table:table-cell>
          <table:table-cell table:style-name="ce5" table:formula="of:=IF(MOD([.B4];2)=0;[.B4]+MAX([.B22];[.A23]);MAX([.B22];[.A23]))" office:value-type="float" office:value="16" calcext:value-type="float">
            <text:p>16</text:p>
          </table:table-cell>
          <table:table-cell table:style-name="ce5" table:formula="of:=IF(MOD([.C4];2)=0;[.C4]+MAX([.C22];[.B23]);MAX([.C22];[.B23]))" office:value-type="float" office:value="80" calcext:value-type="float">
            <text:p>80</text:p>
          </table:table-cell>
          <table:table-cell table:style-name="ce5" table:formula="of:=IF(MOD([.D4];2)=0;[.D4]+MAX([.D22];[.C23]);MAX([.D22];[.C23]))" office:value-type="float" office:value="80" calcext:value-type="float">
            <text:p>80</text:p>
          </table:table-cell>
          <table:table-cell table:style-name="ce5" table:formula="of:=IF(MOD([.E4];2)=0;[.E4]+MAX([.E22];[.D23]);MAX([.E22];[.D23]))" office:value-type="float" office:value="314" calcext:value-type="float">
            <text:p>314</text:p>
          </table:table-cell>
          <table:table-cell table:style-name="ce5" table:formula="of:=IF(MOD([.F4];2)=0;[.F4]+MAX([.F22];[.E23]);MAX([.F22];[.E23]))" office:value-type="float" office:value="364" calcext:value-type="float">
            <text:p>364</text:p>
          </table:table-cell>
          <table:table-cell table:style-name="ce5" table:formula="of:=IF(MOD([.G4];2)=0;[.G4]+MAX([.G22];[.F23]);MAX([.G22];[.F23]))" office:value-type="float" office:value="396" calcext:value-type="float">
            <text:p>396</text:p>
          </table:table-cell>
          <table:table-cell table:style-name="ce5" table:formula="of:=IF(MOD([.H4];2)=0;[.H4]+MAX([.H22];[.G23]);MAX([.H22];[.G23]))" office:value-type="float" office:value="468" calcext:value-type="float">
            <text:p>468</text:p>
          </table:table-cell>
          <table:table-cell table:style-name="ce5" table:formula="of:=IF(MOD([.I4];2)=0;[.I4]+MAX([.I22];[.H23]);MAX([.I22];[.H23]))" office:value-type="float" office:value="468" calcext:value-type="float">
            <text:p>468</text:p>
          </table:table-cell>
          <table:table-cell table:style-name="ce5" table:formula="of:=IF(MOD([.J4];2)=0;[.J4]+MAX([.J22];[.I23]);MAX([.J22];[.I23]))" office:value-type="float" office:value="468" calcext:value-type="float">
            <text:p>468</text:p>
          </table:table-cell>
          <table:table-cell table:number-columns-repeated="16374"/>
        </table:table-row>
        <table:table-row table:style-name="ro1">
          <table:table-cell table:style-name="ce5" table:formula="of:=IF(MOD([.A5];2)=0;[.A23]+[.A5];[.A23])" office:value-type="float" office:value="10" calcext:value-type="float">
            <text:p>10</text:p>
          </table:table-cell>
          <table:table-cell table:style-name="ce5" table:formula="of:=IF(MOD([.B5];2)=0;[.B5]+MAX([.B23];[.A24]);MAX([.B23];[.A24]))" office:value-type="float" office:value="16" calcext:value-type="float">
            <text:p>16</text:p>
          </table:table-cell>
          <table:table-cell table:style-name="ce5" table:formula="of:=IF(MOD([.C5];2)=0;[.C5]+MAX([.C23];[.B24]);MAX([.C23];[.B24]))" office:value-type="float" office:value="80" calcext:value-type="float">
            <text:p>80</text:p>
          </table:table-cell>
          <table:table-cell table:style-name="ce5" table:formula="of:=IF(MOD([.D5];2)=0;[.D5]+MAX([.D23];[.C24]);MAX([.D23];[.C24]))" office:value-type="float" office:value="80" calcext:value-type="float">
            <text:p>80</text:p>
          </table:table-cell>
          <table:table-cell table:style-name="ce5" table:formula="of:=IF(MOD([.E5];2)=0;[.E5]+MAX([.E23];[.D24]);MAX([.E23];[.D24]))" office:value-type="float" office:value="354" calcext:value-type="float">
            <text:p>354</text:p>
          </table:table-cell>
          <table:table-cell table:style-name="ce5" table:formula="of:=IF(MOD([.F5];2)=0;[.F5]+MAX([.F23];[.E24]);MAX([.F23];[.E24]))" office:value-type="float" office:value="440" calcext:value-type="float">
            <text:p>440</text:p>
          </table:table-cell>
          <table:table-cell table:style-name="ce5" table:formula="of:=IF(MOD([.G5];2)=0;[.G5]+MAX([.G23];[.F24]);MAX([.G23];[.F24]))" office:value-type="float" office:value="458" calcext:value-type="float">
            <text:p>458</text:p>
          </table:table-cell>
          <table:table-cell table:style-name="ce5" table:formula="of:=IF(MOD([.H5];2)=0;[.H5]+MAX([.H23];[.G24]);MAX([.H23];[.G24]))" office:value-type="float" office:value="502" calcext:value-type="float">
            <text:p>502</text:p>
          </table:table-cell>
          <table:table-cell table:style-name="ce5" table:formula="of:=IF(MOD([.I5];2)=0;[.I5]+MAX([.I23];[.H24]);MAX([.I23];[.H24]))" office:value-type="float" office:value="502" calcext:value-type="float">
            <text:p>502</text:p>
          </table:table-cell>
          <table:table-cell table:style-name="ce5" table:formula="of:=IF(MOD([.J5];2)=0;[.J5]+MAX([.J23];[.I24]);MAX([.J23];[.I24]))" office:value-type="float" office:value="502" calcext:value-type="float">
            <text:p>502</text:p>
          </table:table-cell>
          <table:table-cell table:number-columns-repeated="16374"/>
        </table:table-row>
        <table:table-row table:style-name="ro1">
          <table:table-cell table:style-name="ce5" table:formula="of:=IF(MOD([.A6];2)=0;[.A24]+[.A6];[.A24])" office:value-type="float" office:value="10" calcext:value-type="float">
            <text:p>10</text:p>
          </table:table-cell>
          <table:table-cell table:style-name="ce5" table:formula="of:=IF(MOD([.B6];2)=0;[.B6]+MAX([.B24];[.A25]);MAX([.B24];[.A25]))" office:value-type="float" office:value="16" calcext:value-type="float">
            <text:p>16</text:p>
          </table:table-cell>
          <table:table-cell table:style-name="ce5" table:formula="of:=IF(MOD([.C6];2)=0;[.C6]+MAX([.C24];[.B25]);MAX([.C24];[.B25]))" office:value-type="float" office:value="80" calcext:value-type="float">
            <text:p>80</text:p>
          </table:table-cell>
          <table:table-cell table:style-name="ce5" table:formula="of:=IF(MOD([.D6];2)=0;[.D6]+MAX([.D24];[.C25]);MAX([.D24];[.C25]))" office:value-type="float" office:value="80" calcext:value-type="float">
            <text:p>80</text:p>
          </table:table-cell>
          <table:table-cell table:style-name="ce5" table:formula="of:=IF(MOD([.E6];2)=0;[.E6]+MAX([.E24];[.D25]);MAX([.E24];[.D25]))" office:value-type="float" office:value="418" calcext:value-type="float">
            <text:p>418</text:p>
          </table:table-cell>
          <table:table-cell table:style-name="ce5" table:formula="of:=IF(MOD([.F6];2)=0;[.F6]+MAX([.F24];[.E25]);MAX([.F24];[.E25]))" office:value-type="float" office:value="478" calcext:value-type="float">
            <text:p>478</text:p>
          </table:table-cell>
          <table:table-cell table:style-name="ce5" table:formula="of:=IF(MOD([.G6];2)=0;[.G6]+MAX([.G24];[.F25]);MAX([.G24];[.F25]))" office:value-type="float" office:value="540" calcext:value-type="float">
            <text:p>540</text:p>
          </table:table-cell>
          <table:table-cell table:style-name="ce5" table:formula="of:=IF(MOD([.H6];2)=0;[.H6]+MAX([.H24];[.G25]);MAX([.H24];[.G25]))" office:value-type="float" office:value="596" calcext:value-type="float">
            <text:p>596</text:p>
          </table:table-cell>
          <table:table-cell table:style-name="ce5" table:formula="of:=IF(MOD([.I6];2)=0;[.I6]+MAX([.I24];[.H25]);MAX([.I24];[.H25]))" office:value-type="float" office:value="606" calcext:value-type="float">
            <text:p>606</text:p>
          </table:table-cell>
          <table:table-cell table:style-name="ce5" table:formula="of:=IF(MOD([.J6];2)=0;[.J6]+MAX([.J24];[.I25]);MAX([.J24];[.I25]))" office:value-type="float" office:value="608" calcext:value-type="float">
            <text:p>608</text:p>
          </table:table-cell>
          <table:table-cell table:number-columns-repeated="16374"/>
        </table:table-row>
        <table:table-row table:style-name="ro1">
          <table:table-cell table:style-name="ce5" table:formula="of:=IF(MOD([.A7];2)=0;[.A25]+[.A7];[.A25])" office:value-type="float" office:value="110" calcext:value-type="float">
            <text:p>110</text:p>
          </table:table-cell>
          <table:table-cell table:style-name="ce5" table:formula="of:=IF(MOD([.B7];2)=0;[.B7]+MAX([.B25];[.A26]);MAX([.B25];[.A26]))" office:value-type="float" office:value="110" calcext:value-type="float">
            <text:p>110</text:p>
          </table:table-cell>
          <table:table-cell table:style-name="ce5" table:formula="of:=IF(MOD([.C7];2)=0;[.C7]+MAX([.C25];[.B26]);MAX([.C25];[.B26]))" office:value-type="float" office:value="110" calcext:value-type="float">
            <text:p>110</text:p>
          </table:table-cell>
          <table:table-cell table:style-name="ce5" table:formula="of:=IF(MOD([.D7];2)=0;[.D7]+MAX([.D25];[.C26]);MAX([.D25];[.C26]))" office:value-type="float" office:value="136" calcext:value-type="float">
            <text:p>136</text:p>
          </table:table-cell>
          <table:table-cell table:style-name="ce5" table:formula="of:=IF(MOD([.E7];2)=0;[.E7]+MAX([.E25];[.D26]);MAX([.E25];[.D26]))" office:value-type="float" office:value="418" calcext:value-type="float">
            <text:p>418</text:p>
          </table:table-cell>
          <table:table-cell table:style-name="ce5" table:formula="of:=IF(MOD([.F7];2)=0;[.F7]+MAX([.F25];[.E26]);MAX([.F25];[.E26]))" office:value-type="float" office:value="478" calcext:value-type="float">
            <text:p>478</text:p>
          </table:table-cell>
          <table:table-cell table:style-name="ce5" table:formula="of:=IF(MOD([.G7];2)=0;[.G7]+MAX([.G25];[.F26]);MAX([.G25];[.F26]))" office:value-type="float" office:value="640" calcext:value-type="float">
            <text:p>640</text:p>
          </table:table-cell>
          <table:table-cell table:style-name="ce5" table:formula="of:=IF(MOD([.H7];2)=0;[.H7]+MAX([.H25];[.G26]);MAX([.H25];[.G26]))" office:value-type="float" office:value="640" calcext:value-type="float">
            <text:p>640</text:p>
          </table:table-cell>
          <table:table-cell table:style-name="ce5" table:formula="of:=IF(MOD([.I7];2)=0;[.I7]+MAX([.I25];[.H26]);MAX([.I25];[.H26]))" office:value-type="float" office:value="640" calcext:value-type="float">
            <text:p>640</text:p>
          </table:table-cell>
          <table:table-cell table:style-name="ce5" table:formula="of:=IF(MOD([.J7];2)=0;[.J7]+MAX([.J25];[.I26]);MAX([.J25];[.I26]))"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table:style-name="ce5" table:formula="of:=IF(MOD([.A8];2)=0;[.A26]+[.A8];[.A26])" office:value-type="float" office:value="110" calcext:value-type="float">
            <text:p>110</text:p>
          </table:table-cell>
          <table:table-cell table:style-name="ce5" table:formula="of:=IF(MOD([.B8];2)=0;[.B8]+MAX([.B26];[.A27]);MAX([.B26];[.A27]))" office:value-type="float" office:value="110" calcext:value-type="float">
            <text:p>110</text:p>
          </table:table-cell>
          <table:table-cell table:style-name="ce5" table:formula="of:=IF(MOD([.C8];2)=0;[.C8]+MAX([.C26];[.B27]);MAX([.C26];[.B27]))" office:value-type="float" office:value="110" calcext:value-type="float">
            <text:p>110</text:p>
          </table:table-cell>
          <table:table-cell table:style-name="ce5" table:formula="of:=IF(MOD([.D8];2)=0;[.D8]+MAX([.D26];[.C27]);MAX([.D26];[.C27]))" office:value-type="float" office:value="182" calcext:value-type="float">
            <text:p>182</text:p>
          </table:table-cell>
          <table:table-cell table:style-name="ce5" table:formula="of:=IF(MOD([.E8];2)=0;[.E8]+MAX([.E26];[.D27]);MAX([.E26];[.D27]))" office:value-type="float" office:value="418" calcext:value-type="float">
            <text:p>418</text:p>
          </table:table-cell>
          <table:table-cell table:style-name="ce5" table:formula="of:=IF(MOD([.F8];2)=0;[.F8]+MAX([.F26];[.E27]);MAX([.F26];[.E27]))" office:value-type="float" office:value="478" calcext:value-type="float">
            <text:p>478</text:p>
          </table:table-cell>
          <table:table-cell table:style-name="ce5" table:formula="of:=IF(MOD([.G8];2)=0;[.G8]+MAX([.G26];[.F27]);MAX([.G26];[.F27]))" office:value-type="float" office:value="720" calcext:value-type="float">
            <text:p>720</text:p>
          </table:table-cell>
          <table:table-cell table:style-name="ce5" table:formula="of:=IF(MOD([.H8];2)=0;[.H8]+MAX([.H26];[.G27]);MAX([.H26];[.G27]))" office:value-type="float" office:value="720" calcext:value-type="float">
            <text:p>720</text:p>
          </table:table-cell>
          <table:table-cell table:style-name="ce5" table:formula="of:=IF(MOD([.I8];2)=0;[.I8]+MAX([.I26];[.H27]);MAX([.I26];[.H27]))" office:value-type="float" office:value="720" calcext:value-type="float">
            <text:p>720</text:p>
          </table:table-cell>
          <table:table-cell table:style-name="ce5" table:formula="of:=IF(MOD([.J8];2)=0;[.J8]+MAX([.J26];[.I27]);MAX([.J26];[.I27]))"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table:style-name="ce5" table:formula="of:=IF(MOD([.A9];2)=0;[.A27]+[.A9];[.A27])" office:value-type="float" office:value="132" calcext:value-type="float">
            <text:p>132</text:p>
          </table:table-cell>
          <table:table-cell table:style-name="ce5" table:formula="of:=IF(MOD([.B9];2)=0;[.B9]+MAX([.B27];[.A28]);MAX([.B27];[.A28]))" office:value-type="float" office:value="132" calcext:value-type="float">
            <text:p>132</text:p>
          </table:table-cell>
          <table:table-cell table:style-name="ce5" table:formula="of:=IF(MOD([.C9];2)=0;[.C9]+MAX([.C27];[.B28]);MAX([.C27];[.B28]))" office:value-type="float" office:value="152" calcext:value-type="float">
            <text:p>152</text:p>
          </table:table-cell>
          <table:table-cell table:style-name="ce5" table:formula="of:=IF(MOD([.D9];2)=0;[.D9]+MAX([.D27];[.C28]);MAX([.D27];[.C28]))" office:value-type="float" office:value="182" calcext:value-type="float">
            <text:p>182</text:p>
          </table:table-cell>
          <table:table-cell table:style-name="ce5" table:formula="of:=IF(MOD([.E9];2)=0;[.E9]+MAX([.E27];[.D28]);MAX([.E27];[.D28]))" office:value-type="float" office:value="418" calcext:value-type="float">
            <text:p>418</text:p>
          </table:table-cell>
          <table:table-cell table:style-name="ce5" table:formula="of:=IF(MOD([.F9];2)=0;[.F9]+MAX([.F27];[.E28]);MAX([.F27];[.E28]))" office:value-type="float" office:value="490" calcext:value-type="float">
            <text:p>490</text:p>
          </table:table-cell>
          <table:table-cell table:style-name="ce5" table:formula="of:=IF(MOD([.G9];2)=0;[.G9]+MAX([.G27];[.F28]);MAX([.G27];[.F28]))" office:value-type="float" office:value="720" calcext:value-type="float">
            <text:p>720</text:p>
          </table:table-cell>
          <table:table-cell table:style-name="ce5" table:formula="of:=IF(MOD([.H9];2)=0;[.H9]+MAX([.H27];[.G28]);MAX([.H27];[.G28]))" office:value-type="float" office:value="736" calcext:value-type="float">
            <text:p>736</text:p>
          </table:table-cell>
          <table:table-cell table:style-name="ce5" table:formula="of:=IF(MOD([.I9];2)=0;[.I9]+MAX([.I27];[.H28]);MAX([.I27];[.H28]))" office:value-type="float" office:value="800" calcext:value-type="float">
            <text:p>800</text:p>
          </table:table-cell>
          <table:table-cell table:style-name="ce5" table:formula="of:=IF(MOD([.J9];2)=0;[.J9]+MAX([.J27];[.I28]);MAX([.J27];[.I28]))" office:value-type="float" office:value="834" calcext:value-type="float">
            <text:p>834</text:p>
          </table:table-cell>
          <table:table-cell table:number-columns-repeated="16374"/>
        </table:table-row>
        <table:table-row table:style-name="ro1">
          <table:table-cell table:style-name="ce5" table:formula="of:=IF(MOD([.A10];2)=0;[.A28]+[.A10];[.A28])" office:value-type="float" office:value="136" calcext:value-type="float">
            <text:p>136</text:p>
          </table:table-cell>
          <table:table-cell table:style-name="ce5" table:formula="of:=IF(MOD([.B10];2)=0;[.B10]+MAX([.B28];[.A29]);MAX([.B28];[.A29]))" office:value-type="float" office:value="136" calcext:value-type="float">
            <text:p>136</text:p>
          </table:table-cell>
          <table:table-cell table:style-name="ce5" table:formula="of:=IF(MOD([.C10];2)=0;[.C10]+MAX([.C28];[.B29]);MAX([.C28];[.B29]))" office:value-type="float" office:value="152" calcext:value-type="float">
            <text:p>152</text:p>
          </table:table-cell>
          <table:table-cell table:style-name="ce5" table:formula="of:=IF(MOD([.D10];2)=0;[.D10]+MAX([.D28];[.C29]);MAX([.D28];[.C29]))" office:value-type="float" office:value="266" calcext:value-type="float">
            <text:p>266</text:p>
          </table:table-cell>
          <table:table-cell table:style-name="ce5" table:formula="of:=IF(MOD([.E10];2)=0;[.E10]+MAX([.E28];[.D29]);MAX([.E28];[.D29]))" office:value-type="float" office:value="448" calcext:value-type="float">
            <text:p>448</text:p>
          </table:table-cell>
          <table:table-cell table:style-name="ce5" table:formula="of:=IF(MOD([.F10];2)=0;[.F10]+MAX([.F28];[.E29]);MAX([.F28];[.E29]))" office:value-type="float" office:value="538" calcext:value-type="float">
            <text:p>538</text:p>
          </table:table-cell>
          <table:table-cell table:style-name="ce5" table:formula="of:=IF(MOD([.G10];2)=0;[.G10]+MAX([.G28];[.F29]);MAX([.G28];[.F29]))" office:value-type="float" office:value="720" calcext:value-type="float">
            <text:p>720</text:p>
          </table:table-cell>
          <table:table-cell table:style-name="ce5" table:formula="of:=IF(MOD([.H10];2)=0;[.H10]+MAX([.H28];[.G29]);MAX([.H28];[.G29]))" office:value-type="float" office:value="736" calcext:value-type="float">
            <text:p>736</text:p>
          </table:table-cell>
          <table:table-cell table:style-name="ce5" table:formula="of:=IF(MOD([.I10];2)=0;[.I10]+MAX([.I28];[.H29]);MAX([.I28];[.H29]))" office:value-type="float" office:value="840" calcext:value-type="float">
            <text:p>840</text:p>
          </table:table-cell>
          <table:table-cell table:style-name="ce5" table:formula="of:=IF(MOD([.J10];2)=0;[.J10]+MAX([.J28];[.I29]);MAX([.J28];[.I29]))" office:value-type="float" office:value="840" calcext:value-type="float">
            <text:p>840</text:p>
          </table:table-cell>
          <table:table-cell table:number-columns-repeated="16374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rgey</meta:initial-creator>
    <meta:creation-date>2020-08-20T09:56:28</meta:creation-date>
    <dc:date>2022-12-17T16:35:56.821000000</dc:date>
    <meta:editing-duration>PT5M11S</meta:editing-duration>
    <meta:editing-cycles>1</meta:editing-cycles>
    <meta:document-statistic meta:table-count="1" meta:cell-count="200" meta:object-count="0"/>
    <meta:generator>LibreOffice/7.4.1.2$Windows_X86_64 LibreOffice_project/3c58a8f3a960df8bc8fd77b461821e42c061c5f0</meta:generator>
  </office:meta>
</office:document-meta>
</file>